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1" style:family="text">
      <style:text-properties officeooo:rsid="000e9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</text:span>. Color <text:span text:style-name="T1">Codes:</text:span><text:line-break/><text:line-break/>Background:<text:line-break/>#0D0D0D<text:line-break/><text:line-break/>Surface:<text:line-break/>#1A1A1A<text:line-break/><text:line-break/>Primary Accent:<text:line-break/>#00F2EA<text:line-break/><text:line-break/>Secondary Accent:<text:line-break/>#FF0050<text:line-break/><text:line-break/>Text:<text:line-break/>#FFFFFF<text:line-break/><text:line-break/>Secondary text:<text:line-break/>#A1A1A1<text:line-break/><text:line-break/>Glass effect:<text:line-break/>rgba(255,255,255,0.1) + backdrop-blur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2:19:13.971101028</meta:creation-date>
    <dc:date>2026-03-17T08:43:26.004021775</dc:date>
    <meta:editing-duration>PT1M30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1" meta:paragraph-count="1" meta:word-count="23" meta:character-count="200" meta:non-whitespace-character-count="170"/>
  </office:meta>
</office:document-meta>
</file>